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/>
          <table:table-cell table:style-name="ce2" table:formula="of:=SUM([.B3:.F3])" office:value-type="float" office:value="29200">
            <text:p>29200</text:p>
          </table:table-cell>
          <table:table-cell table:formula="of:=SUM([.B28:.F28])" office:value-type="float" office:value="1560.6346749226">
            <text:p>1560.634674922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186.95046439628">
            <text:p>1186.9504643963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table:style-name="ce48" office:value-type="string">
            <text:p>Գայանե</text:p>
          </table:table-cell>
          <table:table-cell table:number-columns-repeated="2"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  <table:table-cell table:formula="of:=SUM([.G3])" office:value-type="float" office:value="29200">
            <text:p>292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768.684210526316">
            <text:p>768.6842105263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2700">
            <text:p>327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560.6346749226">
            <text:p>1560.634674922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table:number-columns-repeated="2"/>
          <table:table-cell table:formula="of:=SUM([.B28:.F28])" office:value-type="float" office:value="1560.6346749226">
            <text:p>1560.6346749226</text:p>
          </table:table-cell>
          <table:table-cell office:value-type="string">
            <text:p>Հասմիկ Դ․</text:p>
          </table:table-cell>
          <table:table-cell table:style-name="ce51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560.6346749226">
            <text:p>1560.634674922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table:number-columns-repeated="2"/>
          <table:table-cell table:formula="of:=SUM([.C28:.F28])" office:value-type="float" office:value="1186.95046439628">
            <text:p>1186.9504643963</text:p>
          </table:table-cell>
          <table:table-cell table:style-name="ce31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table:number-columns-repeated="2"/>
          <table:table-cell table:formula="of:=SUM([.B28:.F28])" office:value-type="float" office:value="1560.6346749226">
            <text:p>1560.6346749226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)" office:value-type="float" office:value="395">
            <text:p>395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F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>
            <text:p>1137.1052631579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>
            <text:p>1137.1052631579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>
            <text:p>1137.1052631579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>
            <text:p>1560.634674922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165.6346749226">
            <text:p>1165.634674922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9200">
            <text:p>29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900">
            <text:p>9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4/07/2016</text:date>, <text:time>10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7T10:30:38</dc:date>
    <meta:editing-duration>P6DT1H10M43S</meta:editing-duration>
    <meta:editing-cycles>2199</meta:editing-cycles>
    <meta:generator>OpenOffice/4.1.1$Unix OpenOffice.org_project/411m6$Build-9775</meta:generator>
    <dc:creator>Hasmik Dabaghyan</dc:creator>
    <meta:document-statistic meta:table-count="13" meta:cell-count="5355" meta:object-count="0"/>
  </office:meta>
</office:document-meta>
</file>